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36"/>
    <style:style style:name="ce7" style:family="table-cell" style:parent-style-name="Default" style:data-style-name="N2"/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2">
            <text:p>Condition<text:span text:style-name="T1">b</text:span></text:p>
          </table:table-cell>
          <table:table-cell office:value-type="string" table:style-name="ce2">
            <text:p>X<text:span text:style-name="T1">e</text:span></text:p>
          </table:table-cell>
          <table:table-cell office:value-type="string" table:style-name="ce3">
            <text:p>Method 1VH plot</text:p>
            <text:p>ΔH kcal/mol</text:p>
          </table:table-cell>
          <table:table-cell office:value-type="string" table:style-name="ce3">
            <text:p>Method 1VH plot</text:p>
            <text:p>ΔS cal/mol/K</text:p>
          </table:table-cell>
          <table:table-cell office:value-type="string" table:style-name="ce3">
            <text:p>Method 1VH plot</text:p>
            <text:p>ΔG kcal/mol</text:p>
          </table:table-cell>
          <table:table-cell office:value-type="string" table:style-name="ce3">
            <text:p>Method 2Global fit</text:p>
            <text:p>ΔH kcal/mol</text:p>
          </table:table-cell>
          <table:table-cell office:value-type="string" table:style-name="ce3">
            <text:p>Method 2Global fit</text:p>
            <text:p>ΔS cal/mol/K</text:p>
          </table:table-cell>
          <table:table-cell office:value-type="string" table:style-name="ce3">
            <text:p>Method 2 Global fit ΔG kcal/mol</text:p>
          </table:table-cell>
          <table:table-cell office:value-type="string" table:style-name="ce3">
            <text:p>%Diff.</text:p>
            <text:p>ΔG</text:p>
          </table:table-cell>
          <table:table-cell office:value-type="string" table:style-name="ce3">
            <text:p>%Diff.</text:p>
            <text:p>ΔS</text:p>
          </table:table-cell>
          <table:table-cell office:value-type="string" table:style-name="ce4">
            <text:p>%Diff.</text:p>
            <text:p>Δ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uncertainty</text:p>
          </table:table-cell>
          <table:table-cell office:value-type="string" table:style-name="ce1">
            <text:p>ddG</text:p>
          </table:table-cell>
          <table:table-cell office:value-type="string" table:style-name="ce1">
            <text:p>uncertainty</text:p>
          </table:table-cell>
          <table:table-cell table:number-columns-repeated="16369"/>
        </table:table-row>
        <table:table-row table:style-name="ro2">
          <table:table-cell office:value-type="string" table:style-name="ce5">
            <text:p>2 mM free</text:p>
          </table:table-cell>
          <table:table-cell office:value-type="float" office:value="1.3" table:style-name="ce5">
            <text:p>1.3</text:p>
          </table:table-cell>
          <table:table-cell office:value-type="float" office:value="-55.9" table:style-name="ce5">
            <text:p>-55.9</text:p>
          </table:table-cell>
          <table:table-cell office:value-type="float" office:value="-136" table:style-name="ce5">
            <text:p>-136</text:p>
          </table:table-cell>
          <table:table-cell office:value-type="float" office:value="-13.82" table:style-name="ce5">
            <text:p>-13.82</text:p>
          </table:table-cell>
          <table:table-cell office:value-type="float" office:value="-56" table:style-name="ce5">
            <text:p>-56</text:p>
          </table:table-cell>
          <table:table-cell office:value-type="float" office:value="-135.9" table:style-name="ce5">
            <text:p>-135.9</text:p>
          </table:table-cell>
          <table:table-cell office:value-type="float" office:value="-13.8" table:style-name="ce5">
            <text:p>-13.8</text:p>
          </table:table-cell>
          <table:table-cell office:value-type="float" office:value="0.17873100983020807" table:formula="of:=100*ABS([.C2]-[.F2])/ABS(AVERAGE([.C2];[.F2]))" table:style-name="ce6">
            <text:p>0.2</text:p>
          </table:table-cell>
          <table:table-cell office:value-type="float" office:value="7.3556454578885128E-2" table:formula="of:=100*ABS([.D2]-[.G2])/ABS(AVERAGE([.D2];[.G2]))" table:style-name="ce6">
            <text:p>0.1</text:p>
          </table:table-cell>
          <table:table-cell office:value-type="float" office:value="0.14482259232439951" table:formula="of:=100*ABS([.E2]-[.H2])/ABS(AVERAGE([.E2];[.H2]))" table:style-name="ce6">
            <text:p>0.1</text:p>
          </table:table-cell>
          <table:table-cell office:value-type="float" office:value="-13.82" table:formula="of:=[.E2]" table:style-name="ce1">
            <text:p>-13.82</text:p>
          </table:table-cell>
          <table:table-cell office:value-type="float" office:value="-0.20729999999999998" table:formula="of:=0.015*[.L2]" table:style-name="ce1">
            <text:p>-0.2073</text:p>
          </table:table-cell>
          <table:table-cell office:value-type="float" office:value="0" table:formula="of:=[.L2]-[.L$2]" table:style-name="ce7">
            <text:p>0.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2" table:style-name="ce8">
            <text:p>2</text:p>
          </table:table-cell>
          <table:table-cell office:value-type="float" office:value="-52.2" table:style-name="ce8">
            <text:p>-52.2</text:p>
          </table:table-cell>
          <table:table-cell office:value-type="float" office:value="-125" table:style-name="ce8">
            <text:p>-125</text:p>
          </table:table-cell>
          <table:table-cell office:value-type="float" office:value="-13.41" table:style-name="ce8">
            <text:p>-13.41</text:p>
          </table:table-cell>
          <table:table-cell office:value-type="float" office:value="-52.4" table:style-name="ce8">
            <text:p>-52.4</text:p>
          </table:table-cell>
          <table:table-cell office:value-type="float" office:value="-125.6" table:style-name="ce8">
            <text:p>-125.6</text:p>
          </table:table-cell>
          <table:table-cell office:value-type="float" office:value="-13.4" table:style-name="ce8">
            <text:p>-13.4</text:p>
          </table:table-cell>
          <table:table-cell office:value-type="float" office:value="0.38240917782025957" table:formula="of:=100*ABS([.C3]-[.F3])/ABS(AVERAGE([.C3];[.F3]))" table:style-name="ce6">
            <text:p>0.4</text:p>
          </table:table-cell>
          <table:table-cell office:value-type="float" office:value="0.4788507581803626" table:formula="of:=100*ABS([.D3]-[.G3])/ABS(AVERAGE([.D3];[.G3]))" table:style-name="ce6">
            <text:p>0.5</text:p>
          </table:table-cell>
          <table:table-cell office:value-type="float" office:value="7.4599030212605638E-2" table:formula="of:=100*ABS([.E3]-[.H3])/ABS(AVERAGE([.E3];[.H3]))" table:style-name="ce6">
            <text:p>0.1</text:p>
          </table:table-cell>
          <table:table-cell office:value-type="float" office:value="-13.41" table:formula="of:=[.E3]" table:style-name="ce1">
            <text:p>-13.41</text:p>
          </table:table-cell>
          <table:table-cell office:value-type="float" office:value="-0.20115" table:formula="of:=0.015*[.L3]" table:style-name="ce1">
            <text:p>-0.20115</text:p>
          </table:table-cell>
          <table:table-cell office:value-type="float" office:value="0.41000000000000014" table:formula="of:=[.L3]-[.L$2]" table:style-name="ce7">
            <text:p>0.41</text:p>
          </table:table-cell>
          <table:table-cell office:value-type="float" office:value="0.28885050199021639" table:formula="of:=SQRT([.M3]^2 +[.M$2]^2)" table:style-name="ce1">
            <text:p>0.288850502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" table:style-name="ce8">
            <text:p>1</text:p>
          </table:table-cell>
          <table:table-cell office:value-type="float" office:value="-61.4" table:style-name="ce8">
            <text:p>-61.4</text:p>
          </table:table-cell>
          <table:table-cell office:value-type="float" office:value="-152" table:style-name="ce8">
            <text:p>-152</text:p>
          </table:table-cell>
          <table:table-cell office:value-type="float" office:value="-14.22" table:style-name="ce8">
            <text:p>-14.22</text:p>
          </table:table-cell>
          <table:table-cell office:value-type="float" office:value="-61.1" table:style-name="ce8">
            <text:p>-61.1</text:p>
          </table:table-cell>
          <table:table-cell office:value-type="float" office:value="-151.19999999999999" table:style-name="ce8">
            <text:p>-151.2</text:p>
          </table:table-cell>
          <table:table-cell office:value-type="float" office:value="-14.2" table:style-name="ce8">
            <text:p>-14.2</text:p>
          </table:table-cell>
          <table:table-cell office:value-type="float" office:value="0.48979591836734232" table:formula="of:=100*ABS([.C4]-[.F4])/ABS(AVERAGE([.C4];[.F4]))" table:style-name="ce6">
            <text:p>0.5</text:p>
          </table:table-cell>
          <table:table-cell office:value-type="float" office:value="0.5277044854881342" table:formula="of:=100*ABS([.D4]-[.G4])/ABS(AVERAGE([.D4];[.G4]))" table:style-name="ce6">
            <text:p>0.5</text:p>
          </table:table-cell>
          <table:table-cell office:value-type="float" office:value="0.14074595355384481" table:formula="of:=100*ABS([.E4]-[.H4])/ABS(AVERAGE([.E4];[.H4]))" table:style-name="ce6">
            <text:p>0.1</text:p>
          </table:table-cell>
          <table:table-cell office:value-type="float" office:value="-14.22" table:formula="of:=[.E4]" table:style-name="ce1">
            <text:p>-14.22</text:p>
          </table:table-cell>
          <table:table-cell office:value-type="float" office:value="-0.21329999999999999" table:formula="of:=0.015*[.L4]" table:style-name="ce1">
            <text:p>-0.2133</text:p>
          </table:table-cell>
          <table:table-cell office:value-type="float" office:value="-0.40000000000000036" table:formula="of:=[.L4]-[.L$2]" table:style-name="ce7">
            <text:p>-0.40</text:p>
          </table:table-cell>
          <table:table-cell office:value-type="float" office:value="0.29743937197351661" table:formula="of:=SQRT([.M4]^2 +[.M$2]^2)" table:style-name="ce1">
            <text:p>0.297439372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.5" table:style-name="ce9">
            <text:p>1.5</text:p>
          </table:table-cell>
          <table:table-cell office:value-type="float" office:value="-44.5" table:style-name="ce9">
            <text:p>-44.5</text:p>
          </table:table-cell>
          <table:table-cell office:value-type="float" office:value="-102" table:style-name="ce9">
            <text:p>-102</text:p>
          </table:table-cell>
          <table:table-cell office:value-type="float" office:value="-12.7" table:style-name="ce9">
            <text:p>-12.7</text:p>
          </table:table-cell>
          <table:table-cell office:value-type="float" office:value="-44.4" table:style-name="ce9">
            <text:p>-44.4</text:p>
          </table:table-cell>
          <table:table-cell office:value-type="float" office:value="-102.1" table:style-name="ce9">
            <text:p>-102.1</text:p>
          </table:table-cell>
          <table:table-cell office:value-type="float" office:value="-12.7" table:style-name="ce9">
            <text:p>-12.7</text:p>
          </table:table-cell>
          <table:table-cell office:value-type="float" office:value="0.22497187851518879" table:formula="of:=100*ABS([.C5]-[.F5])/ABS(AVERAGE([.C5];[.F5]))" table:style-name="ce6">
            <text:p>0.2</text:p>
          </table:table-cell>
          <table:table-cell office:value-type="float" office:value="9.7991180793723001E-2" table:formula="of:=100*ABS([.D5]-[.G5])/ABS(AVERAGE([.D5];[.G5]))" table:style-name="ce6">
            <text:p>0.1</text:p>
          </table:table-cell>
          <table:table-cell office:value-type="float" office:value="0" table:formula="of:=100*ABS([.E5]-[.H5])/ABS(AVERAGE([.E5];[.H5]))" table:style-name="ce6">
            <text:p>0.0</text:p>
          </table:table-cell>
          <table:table-cell office:value-type="float" office:value="-12.7" table:formula="of:=[.E5]" table:style-name="ce1">
            <text:p>-12.7</text:p>
          </table:table-cell>
          <table:table-cell office:value-type="float" office:value="-0.19049999999999997" table:formula="of:=0.015*[.L5]" table:style-name="ce1">
            <text:p>-0.1905</text:p>
          </table:table-cell>
          <table:table-cell office:value-type="float" office:value="1.120000000000001" table:formula="of:=[.L5]-[.L$2]" table:style-name="ce7">
            <text:p>1.12</text:p>
          </table:table-cell>
          <table:table-cell office:value-type="float" office:value="0.28153781273569628" table:formula="of:=SQRT([.M5]^2 +[.M$2]^2)" table:style-name="ce1">
            <text:p>0.281537813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0.9" table:style-name="ce8">
            <text:p>0.9</text:p>
          </table:table-cell>
          <table:table-cell office:value-type="float" office:value="-53.4" table:style-name="ce8">
            <text:p>-53.4</text:p>
          </table:table-cell>
          <table:table-cell office:value-type="float" office:value="-133" table:style-name="ce8">
            <text:p>-133</text:p>
          </table:table-cell>
          <table:table-cell office:value-type="float" office:value="-12.02" table:style-name="ce8">
            <text:p>-12.02</text:p>
          </table:table-cell>
          <table:table-cell office:value-type="float" office:value="-52.3" table:style-name="ce8">
            <text:p>-52.3</text:p>
          </table:table-cell>
          <table:table-cell office:value-type="float" office:value="-129.9" table:style-name="ce8">
            <text:p>-129.9</text:p>
          </table:table-cell>
          <table:table-cell office:value-type="float" office:value="-12" table:style-name="ce8">
            <text:p>-12</text:p>
          </table:table-cell>
          <table:table-cell office:value-type="float" office:value="2.0813623462630115" table:formula="of:=100*ABS([.C6]-[.F6])/ABS(AVERAGE([.C6];[.F6]))" table:style-name="ce6">
            <text:p>2.1</text:p>
          </table:table-cell>
          <table:table-cell office:value-type="float" office:value="2.3583111449220193" table:formula="of:=100*ABS([.D6]-[.G6])/ABS(AVERAGE([.D6];[.G6]))" table:style-name="ce6">
            <text:p>2.4</text:p>
          </table:table-cell>
          <table:table-cell office:value-type="float" office:value="0.16652789342214466" table:formula="of:=100*ABS([.E6]-[.H6])/ABS(AVERAGE([.E6];[.H6]))" table:style-name="ce6">
            <text:p>0.2</text:p>
          </table:table-cell>
          <table:table-cell office:value-type="float" office:value="-12.02" table:formula="of:=[.E6]" table:style-name="ce1">
            <text:p>-12.02</text:p>
          </table:table-cell>
          <table:table-cell office:value-type="float" office:value="-0.18029999999999999" table:formula="of:=0.015*[.L6]" table:style-name="ce1">
            <text:p>-0.1803</text:p>
          </table:table-cell>
          <table:table-cell office:value-type="float" office:value="0" table:formula="of:=[.L6]-[.L$6]" table:style-name="ce7">
            <text:p>0.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1.3" table:style-name="ce8">
            <text:p>1.3</text:p>
          </table:table-cell>
          <table:table-cell office:value-type="float" office:value="-42.9" table:style-name="ce8">
            <text:p>-42.9</text:p>
          </table:table-cell>
          <table:table-cell office:value-type="float" office:value="-101" table:style-name="ce8">
            <text:p>-101</text:p>
          </table:table-cell>
          <table:table-cell office:value-type="float" office:value="-11.5" table:style-name="ce8">
            <text:p>-11.5</text:p>
          </table:table-cell>
          <table:table-cell office:value-type="float" office:value="-42.4" table:style-name="ce8">
            <text:p>-42.4</text:p>
          </table:table-cell>
          <table:table-cell office:value-type="float" office:value="-99.6" table:style-name="ce8">
            <text:p>-99.6</text:p>
          </table:table-cell>
          <table:table-cell office:value-type="float" office:value="-11.5" table:style-name="ce8">
            <text:p>-11.5</text:p>
          </table:table-cell>
          <table:table-cell office:value-type="float" office:value="1.1723329425556859" table:formula="of:=100*ABS([.C7]-[.F7])/ABS(AVERAGE([.C7];[.F7]))" table:style-name="ce6">
            <text:p>1.2</text:p>
          </table:table-cell>
          <table:table-cell office:value-type="float" office:value="1.3958125623130666" table:formula="of:=100*ABS([.D7]-[.G7])/ABS(AVERAGE([.D7];[.G7]))" table:style-name="ce6">
            <text:p>1.4</text:p>
          </table:table-cell>
          <table:table-cell office:value-type="float" office:value="0" table:formula="of:=100*ABS([.E7]-[.H7])/ABS(AVERAGE([.E7];[.H7]))" table:style-name="ce6">
            <text:p>0.0</text:p>
          </table:table-cell>
          <table:table-cell office:value-type="float" office:value="-11.5" table:formula="of:=[.E7]" table:style-name="ce1">
            <text:p>-11.5</text:p>
          </table:table-cell>
          <table:table-cell office:value-type="float" office:value="-0.17249999999999999" table:formula="of:=0.015*[.L7]" table:style-name="ce1">
            <text:p>-0.1725</text:p>
          </table:table-cell>
          <table:table-cell office:value-type="float" office:value="0.51999999999999957" table:formula="of:=[.L7]-[.L$6]" table:style-name="ce7">
            <text:p>0.52</text:p>
          </table:table-cell>
          <table:table-cell office:value-type="float" office:value="0.24952823487533426" table:formula="of:=SQRT([.M7]^2 +[.M$6]^2)" table:style-name="ce1">
            <text:p>0.249528235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" table:style-name="ce8">
            <text:p>1</text:p>
          </table:table-cell>
          <table:table-cell office:value-type="float" office:value="-53" table:style-name="ce8">
            <text:p>-53</text:p>
          </table:table-cell>
          <table:table-cell office:value-type="float" office:value="-132" table:style-name="ce8">
            <text:p>-132</text:p>
          </table:table-cell>
          <table:table-cell office:value-type="float" office:value="-11.9" table:style-name="ce8">
            <text:p>-11.9</text:p>
          </table:table-cell>
          <table:table-cell office:value-type="float" office:value="-51.6" table:style-name="ce8">
            <text:p>-51.6</text:p>
          </table:table-cell>
          <table:table-cell office:value-type="float" office:value="-128" table:style-name="ce8">
            <text:p>-128</text:p>
          </table:table-cell>
          <table:table-cell office:value-type="float" office:value="-11.9" table:style-name="ce8">
            <text:p>-11.9</text:p>
          </table:table-cell>
          <table:table-cell office:value-type="float" office:value="2.6768642447418713" table:formula="of:=100*ABS([.C8]-[.F8])/ABS(AVERAGE([.C8];[.F8]))" table:style-name="ce6">
            <text:p>2.7</text:p>
          </table:table-cell>
          <table:table-cell office:value-type="float" office:value="3.0769230769230771" table:formula="of:=100*ABS([.D8]-[.G8])/ABS(AVERAGE([.D8];[.G8]))" table:style-name="ce6">
            <text:p>3.1</text:p>
          </table:table-cell>
          <table:table-cell office:value-type="float" office:value="0" table:formula="of:=100*ABS([.E8]-[.H8])/ABS(AVERAGE([.E8];[.H8]))" table:style-name="ce6">
            <text:p>0.0</text:p>
          </table:table-cell>
          <table:table-cell office:value-type="float" office:value="-11.9" table:formula="of:=[.E8]" table:style-name="ce1">
            <text:p>-11.9</text:p>
          </table:table-cell>
          <table:table-cell office:value-type="float" office:value="-0.17849999999999999" table:formula="of:=0.015*[.L8]" table:style-name="ce1">
            <text:p>-0.1785</text:p>
          </table:table-cell>
          <table:table-cell office:value-type="float" office:value="0.11999999999999922" table:formula="of:=[.L8]-[.L$6]" table:style-name="ce7">
            <text:p>0.12</text:p>
          </table:table-cell>
          <table:table-cell office:value-type="float" office:value="0.25371310569223654" table:formula="of:=SQRT([.M8]^2 +[.M$6]^2)" table:style-name="ce1">
            <text:p>0.253713106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0.9" table:style-name="ce9">
            <text:p>0.9</text:p>
          </table:table-cell>
          <table:table-cell office:value-type="float" office:value="-57" table:style-name="ce9">
            <text:p>-57</text:p>
          </table:table-cell>
          <table:table-cell office:value-type="float" office:value="-146" table:style-name="ce9">
            <text:p>-146</text:p>
          </table:table-cell>
          <table:table-cell office:value-type="float" office:value="-11.38" table:style-name="ce9">
            <text:p>-11.38</text:p>
          </table:table-cell>
          <table:table-cell office:value-type="float" office:value="-54" table:style-name="ce9">
            <text:p>-54</text:p>
          </table:table-cell>
          <table:table-cell office:value-type="float" office:value="-137.69999999999999" table:style-name="ce9">
            <text:p>-137.7</text:p>
          </table:table-cell>
          <table:table-cell office:value-type="float" office:value="-11.3" table:style-name="ce9">
            <text:p>-11.3</text:p>
          </table:table-cell>
          <table:table-cell office:value-type="float" office:value="5.4054054054054053" table:formula="of:=100*ABS([.C9]-[.F9])/ABS(AVERAGE([.C9];[.F9]))" table:style-name="ce6">
            <text:p>5.4</text:p>
          </table:table-cell>
          <table:table-cell office:value-type="float" office:value="5.8512513218188307" table:formula="of:=100*ABS([.D9]-[.G9])/ABS(AVERAGE([.D9];[.G9]))" table:style-name="ce6">
            <text:p>5.9</text:p>
          </table:table-cell>
          <table:table-cell office:value-type="float" office:value="0.70546737213403943" table:formula="of:=100*ABS([.E9]-[.H9])/ABS(AVERAGE([.E9];[.H9]))" table:style-name="ce6">
            <text:p>0.7</text:p>
          </table:table-cell>
          <table:table-cell office:value-type="float" office:value="-11.38" table:formula="of:=[.E9]" table:style-name="ce1">
            <text:p>-11.38</text:p>
          </table:table-cell>
          <table:table-cell office:value-type="float" office:value="-0.17070000000000002" table:formula="of:=0.015*[.L9]" table:style-name="ce1">
            <text:p>-0.1707</text:p>
          </table:table-cell>
          <table:table-cell office:value-type="float" office:value="0.63999999999999879" table:formula="of:=[.L9]-[.L$6]" table:style-name="ce7">
            <text:p>0.64</text:p>
          </table:table-cell>
          <table:table-cell office:value-type="float" office:value="0.2482872932713231" table:formula="of:=SQRT([.M9]^2 +[.M$6]^2)" table:style-name="ce1">
            <text:p>0.248287293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0.9" table:style-name="ce8">
            <text:p>0.9</text:p>
          </table:table-cell>
          <table:table-cell office:value-type="float" office:value="-53.5" table:style-name="ce8">
            <text:p>-53.5</text:p>
          </table:table-cell>
          <table:table-cell office:value-type="float" office:value="-137" table:style-name="ce8">
            <text:p>-137</text:p>
          </table:table-cell>
          <table:table-cell office:value-type="float" office:value="-10.76" table:style-name="ce8">
            <text:p>-10.76</text:p>
          </table:table-cell>
          <table:table-cell office:value-type="float" office:value="-53.2" table:style-name="ce8">
            <text:p>-53.2</text:p>
          </table:table-cell>
          <table:table-cell office:value-type="float" office:value="-136.69999999999999" table:style-name="ce8">
            <text:p>-136.7</text:p>
          </table:table-cell>
          <table:table-cell office:value-type="float" office:value="-10.8" table:style-name="ce8">
            <text:p>-10.8</text:p>
          </table:table-cell>
          <table:table-cell office:value-type="float" office:value="0.56232427366447446" table:formula="of:=100*ABS([.C10]-[.F10])/ABS(AVERAGE([.C10];[.F10]))" table:style-name="ce6">
            <text:p>0.6</text:p>
          </table:table-cell>
          <table:table-cell office:value-type="float" office:value="0.21921812203142957" table:formula="of:=100*ABS([.D10]-[.G10])/ABS(AVERAGE([.D10];[.G10]))" table:style-name="ce6">
            <text:p>0.2</text:p>
          </table:table-cell>
          <table:table-cell office:value-type="float" office:value="0.37105751391466529" table:formula="of:=100*ABS([.E10]-[.H10])/ABS(AVERAGE([.E10];[.H10]))" table:style-name="ce6">
            <text:p>0.4</text:p>
          </table:table-cell>
          <table:table-cell office:value-type="float" office:value="-10.76" table:formula="of:=[.E10]" table:style-name="ce1">
            <text:p>-10.76</text:p>
          </table:table-cell>
          <table:table-cell office:value-type="float" office:value="-0.16139999999999999" table:formula="of:=0.015*[.L10]" table:style-name="ce1">
            <text:p>-0.1614</text:p>
          </table:table-cell>
          <table:table-cell office:value-type="float" office:value="0" table:formula="of:=[.L10]-[.L$10]" table:style-name="ce7">
            <text:p>0.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1" table:style-name="ce8">
            <text:p>1</text:p>
          </table:table-cell>
          <table:table-cell office:value-type="float" office:value="-45" table:style-name="ce8">
            <text:p>-45</text:p>
          </table:table-cell>
          <table:table-cell office:value-type="float" office:value="-112.5" table:style-name="ce8">
            <text:p>-112.5</text:p>
          </table:table-cell>
          <table:table-cell office:value-type="float" office:value="-10.157999999999999" table:style-name="ce8">
            <text:p>-10.158</text:p>
          </table:table-cell>
          <table:table-cell office:value-type="float" office:value="-45" table:style-name="ce8">
            <text:p>-45</text:p>
          </table:table-cell>
          <table:table-cell office:value-type="float" office:value="-112.2" table:style-name="ce8">
            <text:p>-112.2</text:p>
          </table:table-cell>
          <table:table-cell office:value-type="float" office:value="-10.199999999999999" table:formula="of:=-10.2" table:style-name="ce8">
            <text:p>-10.2</text:p>
          </table:table-cell>
          <table:table-cell office:value-type="float" office:value="0" table:formula="of:=100*ABS([.C11]-[.F11])/ABS(AVERAGE([.C11];[.F11]))" table:style-name="ce6">
            <text:p>0.0</text:p>
          </table:table-cell>
          <table:table-cell office:value-type="float" office:value="0.26702269692923647" table:formula="of:=100*ABS([.D11]-[.G11])/ABS(AVERAGE([.D11];[.G11]))" table:style-name="ce6">
            <text:p>0.3</text:p>
          </table:table-cell>
          <table:table-cell office:value-type="float" office:value="0.41261420571765223" table:formula="of:=100*ABS([.E11]-[.H11])/ABS(AVERAGE([.E11];[.H11]))" table:style-name="ce6">
            <text:p>0.4</text:p>
          </table:table-cell>
          <table:table-cell office:value-type="float" office:value="-10.157999999999999" table:formula="of:=[.E11]" table:style-name="ce1">
            <text:p>-10.158</text:p>
          </table:table-cell>
          <table:table-cell office:value-type="float" office:value="-0.15236999999999998" table:formula="of:=0.015*[.L11]" table:style-name="ce1">
            <text:p>-0.15237</text:p>
          </table:table-cell>
          <table:table-cell office:value-type="float" office:value="0.60200000000000031" table:formula="of:=[.L11]-[.L$10]" table:style-name="ce7">
            <text:p>0.60</text:p>
          </table:table-cell>
          <table:table-cell office:value-type="float" office:value="0.22196075531498805" table:formula="of:=SQRT([.M11]^2 +[.M$10]^2)" table:style-name="ce1">
            <text:p>0.221960755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0.8" table:style-name="ce8">
            <text:p>0.8</text:p>
          </table:table-cell>
          <table:table-cell office:value-type="float" office:value="-43" table:style-name="ce8">
            <text:p>-43</text:p>
          </table:table-cell>
          <table:table-cell office:value-type="float" office:value="-107" table:style-name="ce8">
            <text:p>-107</text:p>
          </table:table-cell>
          <table:table-cell office:value-type="float" office:value="-9.94" table:style-name="ce8">
            <text:p>-9.94</text:p>
          </table:table-cell>
          <table:table-cell office:value-type="float" office:value="-40.5" table:style-name="ce8">
            <text:p>-40.5</text:p>
          </table:table-cell>
          <table:table-cell office:value-type="float" office:value="-98.4" table:style-name="ce8">
            <text:p>-98.4</text:p>
          </table:table-cell>
          <table:table-cell office:value-type="float" office:value="-9.9" table:style-name="ce8">
            <text:p>-9.9</text:p>
          </table:table-cell>
          <table:table-cell office:value-type="float" office:value="5.9880239520958085" table:formula="of:=100*ABS([.C12]-[.F12])/ABS(AVERAGE([.C12];[.F12]))" table:style-name="ce6">
            <text:p>6.0</text:p>
          </table:table-cell>
          <table:table-cell office:value-type="float" office:value="8.3739045764362157" table:formula="of:=100*ABS([.D12]-[.G12])/ABS(AVERAGE([.D12];[.G12]))" table:style-name="ce6">
            <text:p>8.4</text:p>
          </table:table-cell>
          <table:table-cell office:value-type="float" office:value="0.40322580645160433" table:formula="of:=100*ABS([.E12]-[.H12])/ABS(AVERAGE([.E12];[.H12]))" table:style-name="ce6">
            <text:p>0.4</text:p>
          </table:table-cell>
          <table:table-cell office:value-type="float" office:value="-9.94" table:formula="of:=[.E12]" table:style-name="ce1">
            <text:p>-9.94</text:p>
          </table:table-cell>
          <table:table-cell office:value-type="float" office:value="-0.14909999999999998" table:formula="of:=0.015*[.L12]" table:style-name="ce1">
            <text:p>-0.1491</text:p>
          </table:table-cell>
          <table:table-cell office:value-type="float" office:value="0.82000000000000028" table:formula="of:=[.L12]-[.L$10]" table:style-name="ce7">
            <text:p>0.82</text:p>
          </table:table-cell>
          <table:table-cell office:value-type="float" office:value="0.21972885563803402" table:formula="of:=SQRT([.M12]^2 +[.M$10]^2)" table:style-name="ce1">
            <text:p>0.219728856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.2" table:style-name="ce9">
            <text:p>1.2</text:p>
          </table:table-cell>
          <table:table-cell office:value-type="float" office:value="-41.3" table:style-name="ce9">
            <text:p>-41.3</text:p>
          </table:table-cell>
          <table:table-cell office:value-type="float" office:value="-100.4" table:style-name="ce9">
            <text:p>-100.4</text:p>
          </table:table-cell>
          <table:table-cell office:value-type="float" office:value="-10.15" table:style-name="ce9">
            <text:p>-10.15</text:p>
          </table:table-cell>
          <table:table-cell office:value-type="float" office:value="-41.2" table:style-name="ce9">
            <text:p>-41.2</text:p>
          </table:table-cell>
          <table:table-cell office:value-type="float" office:value="-100.3" table:style-name="ce9">
            <text:p>-100.3</text:p>
          </table:table-cell>
          <table:table-cell office:value-type="float" office:value="-10.199999999999999" table:style-name="ce9">
            <text:p>-10.2</text:p>
          </table:table-cell>
          <table:table-cell office:value-type="float" office:value="0.24242424242422864" table:formula="of:=100*ABS([.C13]-[.F13])/ABS(AVERAGE([.C13];[.F13]))" table:style-name="ce6">
            <text:p>0.2</text:p>
          </table:table-cell>
          <table:table-cell office:value-type="float" office:value="9.9651220727462408E-2" table:formula="of:=100*ABS([.D13]-[.G13])/ABS(AVERAGE([.D13];[.G13]))" table:style-name="ce6">
            <text:p>0.1</text:p>
          </table:table-cell>
          <table:table-cell office:value-type="float" office:value="0.49140049140048087" table:formula="of:=100*ABS([.E13]-[.H13])/ABS(AVERAGE([.E13];[.H13]))" table:style-name="ce6">
            <text:p>0.5</text:p>
          </table:table-cell>
          <table:table-cell office:value-type="float" office:value="-10.15" table:formula="of:=[.E13]" table:style-name="ce1">
            <text:p>-10.15</text:p>
          </table:table-cell>
          <table:table-cell office:value-type="float" office:value="-0.15225" table:formula="of:=0.015*[.L13]" table:style-name="ce1">
            <text:p>-0.15225</text:p>
          </table:table-cell>
          <table:table-cell office:value-type="float" office:value="0.60999999999999943" table:formula="of:=[.L13]-[.L$10]" table:style-name="ce7">
            <text:p>0.61</text:p>
          </table:table-cell>
          <table:table-cell office:value-type="float" office:value="0.22187839574866228" table:formula="of:=SQRT([.M13]^2 +[.M$10]^2)" table:style-name="ce1">
            <text:p>0.221878396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-71.099999999999994" table:style-name="ce8">
            <text:p>-71.1</text:p>
          </table:table-cell>
          <table:table-cell office:value-type="float" office:value="-179" table:style-name="ce8">
            <text:p>-179</text:p>
          </table:table-cell>
          <table:table-cell office:value-type="float" office:value="-15.6" table:style-name="ce8">
            <text:p>-15.6</text:p>
          </table:table-cell>
          <table:table-cell office:value-type="float" office:value="-71.3" table:style-name="ce8">
            <text:p>-71.3</text:p>
          </table:table-cell>
          <table:table-cell office:value-type="float" office:value="-179.6" table:style-name="ce8">
            <text:p>-179.6</text:p>
          </table:table-cell>
          <table:table-cell office:value-type="float" office:value="-15.6" table:style-name="ce8">
            <text:p>-15.6</text:p>
          </table:table-cell>
          <table:table-cell office:value-type="float" office:value="0.2808988764044984" table:formula="of:=100*ABS([.C14]-[.F14])/ABS(AVERAGE([.C14];[.F14]))" table:style-name="ce6">
            <text:p>0.3</text:p>
          </table:table-cell>
          <table:table-cell office:value-type="float" office:value="0.33463469046290811" table:formula="of:=100*ABS([.D14]-[.G14])/ABS(AVERAGE([.D14];[.G14]))" table:style-name="ce6">
            <text:p>0.3</text:p>
          </table:table-cell>
          <table:table-cell office:value-type="float" office:value="0" table:formula="of:=100*ABS([.E14]-[.H14])/ABS(AVERAGE([.E14];[.H14]))" table:style-name="ce6">
            <text:p>0.0</text:p>
          </table:table-cell>
          <table:table-cell office:value-type="float" office:value="-15.6" table:formula="of:=[.E14]" table:style-name="ce1">
            <text:p>-15.6</text:p>
          </table:table-cell>
          <table:table-cell office:value-type="float" office:value="-0.23399999999999999" table:formula="of:=0.015*[.L14]" table:style-name="ce1">
            <text:p>-0.234</text:p>
          </table:table-cell>
          <table:table-cell office:value-type="float" office:value="0" table:formula="of:=[.L14]-[.L$14]" table:style-name="ce7">
            <text:p>0.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1.2" table:style-name="ce8">
            <text:p>1.2</text:p>
          </table:table-cell>
          <table:table-cell office:value-type="float" office:value="-70.400000000000006" table:style-name="ce8">
            <text:p>-70.4</text:p>
          </table:table-cell>
          <table:table-cell office:value-type="float" office:value="-177" table:style-name="ce8">
            <text:p>-177</text:p>
          </table:table-cell>
          <table:table-cell office:value-type="float" office:value="-15.28" table:style-name="ce8">
            <text:p>-15.28</text:p>
          </table:table-cell>
          <table:table-cell office:value-type="float" office:value="-70.5" table:style-name="ce8">
            <text:p>-70.5</text:p>
          </table:table-cell>
          <table:table-cell office:value-type="float" office:value="-178" table:style-name="ce8">
            <text:p>-178</text:p>
          </table:table-cell>
          <table:table-cell office:value-type="float" office:value="-15.3" table:style-name="ce8">
            <text:p>-15.3</text:p>
          </table:table-cell>
          <table:table-cell office:value-type="float" office:value="0.14194464158977191" table:formula="of:=100*ABS([.C15]-[.F15])/ABS(AVERAGE([.C15];[.F15]))" table:style-name="ce6">
            <text:p>0.1</text:p>
          </table:table-cell>
          <table:table-cell office:value-type="float" office:value="0.56338028169014087" table:formula="of:=100*ABS([.D15]-[.G15])/ABS(AVERAGE([.D15];[.G15]))" table:style-name="ce6">
            <text:p>0.6</text:p>
          </table:table-cell>
          <table:table-cell office:value-type="float" office:value="0.13080444735121877" table:formula="of:=100*ABS([.E15]-[.H15])/ABS(AVERAGE([.E15];[.H15]))" table:style-name="ce6">
            <text:p>0.1</text:p>
          </table:table-cell>
          <table:table-cell office:value-type="float" office:value="-15.28" table:formula="of:=[.E15]" table:style-name="ce1">
            <text:p>-15.28</text:p>
          </table:table-cell>
          <table:table-cell office:value-type="float" office:value="-0.22919999999999999" table:formula="of:=0.015*[.L15]" table:style-name="ce1">
            <text:p>-0.2292</text:p>
          </table:table-cell>
          <table:table-cell office:value-type="float" office:value="0.32000000000000028" table:formula="of:=[.L15]-[.L$14]" table:style-name="ce7">
            <text:p>0.32</text:p>
          </table:table-cell>
          <table:table-cell office:value-type="float" office:value="0.32754944664889907" table:formula="of:=SQRT([.M15]^2 +[.M$14]^2)" table:style-name="ce1">
            <text:p>0.327549447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-65.5" table:style-name="ce8">
            <text:p>-65.5</text:p>
          </table:table-cell>
          <table:table-cell office:value-type="float" office:value="-162" table:style-name="ce8">
            <text:p>-162</text:p>
          </table:table-cell>
          <table:table-cell office:value-type="float" office:value="-15.2" table:style-name="ce8">
            <text:p>-15.2</text:p>
          </table:table-cell>
          <table:table-cell office:value-type="float" office:value="-65.3" table:style-name="ce8">
            <text:p>-65.3</text:p>
          </table:table-cell>
          <table:table-cell office:value-type="float" office:value="-161.6" table:style-name="ce8">
            <text:p>-161.6</text:p>
          </table:table-cell>
          <table:table-cell office:value-type="float" office:value="-15.2" table:style-name="ce8">
            <text:p>-15.2</text:p>
          </table:table-cell>
          <table:table-cell office:value-type="float" office:value="0.30581039755352113" table:formula="of:=100*ABS([.C16]-[.F16])/ABS(AVERAGE([.C16];[.F16]))" table:style-name="ce6">
            <text:p>0.3</text:p>
          </table:table-cell>
          <table:table-cell office:value-type="float" office:value="0.24721878862793922" table:formula="of:=100*ABS([.D16]-[.G16])/ABS(AVERAGE([.D16];[.G16]))" table:style-name="ce6">
            <text:p>0.2</text:p>
          </table:table-cell>
          <table:table-cell office:value-type="float" office:value="0" table:formula="of:=100*ABS([.E16]-[.H16])/ABS(AVERAGE([.E16];[.H16]))" table:style-name="ce6">
            <text:p>0.0</text:p>
          </table:table-cell>
          <table:table-cell office:value-type="float" office:value="-15.2" table:formula="of:=[.E16]" table:style-name="ce1">
            <text:p>-15.2</text:p>
          </table:table-cell>
          <table:table-cell office:value-type="float" office:value="-0.22799999999999998" table:formula="of:=0.015*[.L16]" table:style-name="ce1">
            <text:p>-0.228</text:p>
          </table:table-cell>
          <table:table-cell office:value-type="float" office:value="0.40000000000000036" table:formula="of:=[.L16]-[.L$14]" table:style-name="ce7">
            <text:p>0.40</text:p>
          </table:table-cell>
          <table:table-cell office:value-type="float" office:value="0.32671088136148752" table:formula="of:=SQRT([.M16]^2 +[.M$14]^2)" table:style-name="ce1">
            <text:p>0.326710881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" table:style-name="ce9">
            <text:p>1</text:p>
          </table:table-cell>
          <table:table-cell office:value-type="float" office:value="-69.7" table:style-name="ce9">
            <text:p>-69.7</text:p>
          </table:table-cell>
          <table:table-cell office:value-type="float" office:value="-176" table:style-name="ce9">
            <text:p>-176</text:p>
          </table:table-cell>
          <table:table-cell office:value-type="float" office:value="-15" table:style-name="ce9">
            <text:p>-15</text:p>
          </table:table-cell>
          <table:table-cell office:value-type="float" office:value="-69.599999999999994" table:style-name="ce9">
            <text:p>-69.6</text:p>
          </table:table-cell>
          <table:table-cell office:value-type="float" office:value="-176.3" table:style-name="ce9">
            <text:p>-176.3</text:p>
          </table:table-cell>
          <table:table-cell office:value-type="float" office:value="-15" table:style-name="ce9">
            <text:p>-15</text:p>
          </table:table-cell>
          <table:table-cell office:value-type="float" office:value="0.14357501794688948" table:formula="of:=100*ABS([.C17]-[.F17])/ABS(AVERAGE([.C17];[.F17]))" table:style-name="ce6">
            <text:p>0.1</text:p>
          </table:table-cell>
          <table:table-cell office:value-type="float" office:value="0.17030939540165277" table:formula="of:=100*ABS([.D17]-[.G17])/ABS(AVERAGE([.D17];[.G17]))" table:style-name="ce6">
            <text:p>0.2</text:p>
          </table:table-cell>
          <table:table-cell office:value-type="float" office:value="0" table:formula="of:=100*ABS([.E17]-[.H17])/ABS(AVERAGE([.E17];[.H17]))" table:style-name="ce6">
            <text:p>0.0</text:p>
          </table:table-cell>
          <table:table-cell office:value-type="float" office:value="-15" table:formula="of:=[.E17]" table:style-name="ce1">
            <text:p>-15</text:p>
          </table:table-cell>
          <table:table-cell office:value-type="float" office:value="-0.22499999999999998" table:formula="of:=0.015*[.L17]" table:style-name="ce1">
            <text:p>-0.225</text:p>
          </table:table-cell>
          <table:table-cell office:value-type="float" office:value="0.59999999999999964" table:formula="of:=[.L17]-[.L$14]" table:style-name="ce7">
            <text:p>0.60</text:p>
          </table:table-cell>
          <table:table-cell office:value-type="float" office:value="0.32462439834368578" table:formula="of:=SQRT([.M17]^2 +[.M$14]^2)" table:style-name="ce1">
            <text:p>0.324624398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0.8" table:style-name="ce8">
            <text:p>0.8</text:p>
          </table:table-cell>
          <table:table-cell office:value-type="float" office:value="-63.2" table:style-name="ce8">
            <text:p>-63.2</text:p>
          </table:table-cell>
          <table:table-cell office:value-type="float" office:value="-169" table:style-name="ce8">
            <text:p>-169</text:p>
          </table:table-cell>
          <table:table-cell office:value-type="float" office:value="-10.85" table:style-name="ce8">
            <text:p>-10.85</text:p>
          </table:table-cell>
          <table:table-cell office:value-type="float" office:value="-62.3" table:style-name="ce8">
            <text:p>-62.3</text:p>
          </table:table-cell>
          <table:table-cell office:value-type="float" office:value="-165.9" table:style-name="ce8">
            <text:p>-165.9</text:p>
          </table:table-cell>
          <table:table-cell office:value-type="float" office:value="-10.8" table:style-name="ce8">
            <text:p>-10.8</text:p>
          </table:table-cell>
          <table:table-cell office:value-type="float" office:value="1.4342629482071805" table:formula="of:=100*ABS([.C18]-[.F18])/ABS(AVERAGE([.C18];[.F18]))" table:style-name="ce6">
            <text:p>1.4</text:p>
          </table:table-cell>
          <table:table-cell office:value-type="float" office:value="1.8512988951925915" table:formula="of:=100*ABS([.D18]-[.G18])/ABS(AVERAGE([.D18];[.G18]))" table:style-name="ce6">
            <text:p>1.9</text:p>
          </table:table-cell>
          <table:table-cell office:value-type="float" office:value="0.4618937644341703" table:formula="of:=100*ABS([.E18]-[.H18])/ABS(AVERAGE([.E18];[.H18]))" table:style-name="ce6">
            <text:p>0.5</text:p>
          </table:table-cell>
          <table:table-cell office:value-type="float" office:value="-10.85" table:formula="of:=[.E18]" table:style-name="ce1">
            <text:p>-10.85</text:p>
          </table:table-cell>
          <table:table-cell office:value-type="float" office:value="-0.16274999999999998" table:formula="of:=0.015*[.L18]" table:style-name="ce1">
            <text:p>-0.16275</text:p>
          </table:table-cell>
          <table:table-cell office:value-type="float" office:value="0" table:formula="of:=[.L18]-[.L$18]" table:style-name="ce7">
            <text:p>0.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0.9" table:style-name="ce8">
            <text:p>0.9</text:p>
          </table:table-cell>
          <table:table-cell office:value-type="float" office:value="-59" table:style-name="ce8">
            <text:p>-59</text:p>
          </table:table-cell>
          <table:table-cell office:value-type="float" office:value="-157" table:style-name="ce8">
            <text:p>-157</text:p>
          </table:table-cell>
          <table:table-cell office:value-type="float" office:value="-10.3" table:style-name="ce8">
            <text:p>-10.3</text:p>
          </table:table-cell>
          <table:table-cell office:value-type="float" office:value="-58.5" table:style-name="ce8">
            <text:p>-58.5</text:p>
          </table:table-cell>
          <table:table-cell office:value-type="float" office:value="-155.5" table:style-name="ce8">
            <text:p>-155.5</text:p>
          </table:table-cell>
          <table:table-cell office:value-type="float" office:value="-10.3" table:style-name="ce8">
            <text:p>-10.3</text:p>
          </table:table-cell>
          <table:table-cell office:value-type="float" office:value="0.85106382978723405" table:formula="of:=100*ABS([.C19]-[.F19])/ABS(AVERAGE([.C19];[.F19]))" table:style-name="ce6">
            <text:p>0.9</text:p>
          </table:table-cell>
          <table:table-cell office:value-type="float" office:value="0.96" table:formula="of:=100*ABS([.D19]-[.G19])/ABS(AVERAGE([.D19];[.G19]))" table:style-name="ce6">
            <text:p>1.0</text:p>
          </table:table-cell>
          <table:table-cell office:value-type="float" office:value="0" table:formula="of:=100*ABS([.E19]-[.H19])/ABS(AVERAGE([.E19];[.H19]))" table:style-name="ce6">
            <text:p>0.0</text:p>
          </table:table-cell>
          <table:table-cell office:value-type="float" office:value="-10.3" table:formula="of:=[.E19]" table:style-name="ce1">
            <text:p>-10.3</text:p>
          </table:table-cell>
          <table:table-cell office:value-type="float" office:value="-0.1545" table:formula="of:=0.015*[.L19]" table:style-name="ce1">
            <text:p>-0.1545</text:p>
          </table:table-cell>
          <table:table-cell office:value-type="float" office:value="0.54999999999999893" table:formula="of:=[.L19]-[.L$18]" table:style-name="ce7">
            <text:p>0.55</text:p>
          </table:table-cell>
          <table:table-cell office:value-type="float" office:value="0.22440546450565768" table:formula="of:=SQRT([.M19]^2 +[.M$18]^2)" table:style-name="ce1">
            <text:p>0.224405465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" table:style-name="ce8">
            <text:p>1</text:p>
          </table:table-cell>
          <table:table-cell office:value-type="float" office:value="-67" table:style-name="ce8">
            <text:p>-67</text:p>
          </table:table-cell>
          <table:table-cell office:value-type="float" office:value="-180" table:style-name="ce8">
            <text:p>-180</text:p>
          </table:table-cell>
          <table:table-cell office:value-type="float" office:value="-10.85" table:style-name="ce8">
            <text:p>-10.85</text:p>
          </table:table-cell>
          <table:table-cell office:value-type="float" office:value="-66.099999999999994" table:style-name="ce8">
            <text:p>-66.1</text:p>
          </table:table-cell>
          <table:table-cell office:value-type="float" office:value="-178.1" table:style-name="ce8">
            <text:p>-178.1</text:p>
          </table:table-cell>
          <table:table-cell office:value-type="float" office:value="-10.8" table:style-name="ce8">
            <text:p>-10.8</text:p>
          </table:table-cell>
          <table:table-cell office:value-type="float" office:value="1.3523666416228486" table:formula="of:=100*ABS([.C20]-[.F20])/ABS(AVERAGE([.C20];[.F20]))" table:style-name="ce6">
            <text:p>1.4</text:p>
          </table:table-cell>
          <table:table-cell office:value-type="float" office:value="1.0611561016475877" table:formula="of:=100*ABS([.D20]-[.G20])/ABS(AVERAGE([.D20];[.G20]))" table:style-name="ce6">
            <text:p>1.1</text:p>
          </table:table-cell>
          <table:table-cell office:value-type="float" office:value="0.4618937644341703" table:formula="of:=100*ABS([.E20]-[.H20])/ABS(AVERAGE([.E20];[.H20]))" table:style-name="ce6">
            <text:p>0.5</text:p>
          </table:table-cell>
          <table:table-cell office:value-type="float" office:value="-10.85" table:formula="of:=[.E20]" table:style-name="ce1">
            <text:p>-10.85</text:p>
          </table:table-cell>
          <table:table-cell office:value-type="float" office:value="-0.16274999999999998" table:formula="of:=0.015*[.L20]" table:style-name="ce1">
            <text:p>-0.16275</text:p>
          </table:table-cell>
          <table:table-cell office:value-type="float" office:value="0" table:formula="of:=[.L20]-[.L$18]" table:style-name="ce7">
            <text:p>0.00</text:p>
          </table:table-cell>
          <table:table-cell office:value-type="float" office:value="0.23016325727622119" table:formula="of:=SQRT([.M20]^2 +[.M$18]^2)" table:style-name="ce1">
            <text:p>0.230163257</text:p>
          </table:table-cell>
          <table:table-cell table:number-columns-repeated="16369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" table:style-name="ce9">
            <text:p>1</text:p>
          </table:table-cell>
          <table:table-cell office:value-type="float" office:value="-61" table:style-name="ce9">
            <text:p>-61</text:p>
          </table:table-cell>
          <table:table-cell office:value-type="float" office:value="-164" table:style-name="ce9">
            <text:p>-164</text:p>
          </table:table-cell>
          <table:table-cell office:value-type="float" office:value="-10.41" table:style-name="ce9">
            <text:p>-10.41</text:p>
          </table:table-cell>
          <table:table-cell office:value-type="float" office:value="-60.9" table:style-name="ce9">
            <text:p>-60.9</text:p>
          </table:table-cell>
          <table:table-cell office:value-type="float" office:value="-162.9" table:style-name="ce9">
            <text:p>-162.9</text:p>
          </table:table-cell>
          <table:table-cell office:value-type="float" office:value="-10.4" table:style-name="ce9">
            <text:p>-10.4</text:p>
          </table:table-cell>
          <table:table-cell office:value-type="float" office:value="0.16406890894175785" table:formula="of:=100*ABS([.C21]-[.F21])/ABS(AVERAGE([.C21];[.F21]))" table:style-name="ce6">
            <text:p>0.2</text:p>
          </table:table-cell>
          <table:table-cell office:value-type="float" office:value="0.67298868155398861" table:formula="of:=100*ABS([.D21]-[.G21])/ABS(AVERAGE([.D21];[.G21]))" table:style-name="ce6">
            <text:p>0.7</text:p>
          </table:table-cell>
          <table:table-cell office:value-type="float" office:value="9.6107640557422255E-2" table:formula="of:=100*ABS([.E21]-[.H21])/ABS(AVERAGE([.E21];[.H21]))" table:style-name="ce6">
            <text:p>0.1</text:p>
          </table:table-cell>
          <table:table-cell office:value-type="float" office:value="-10.41" table:formula="of:=[.E21]" table:style-name="ce1">
            <text:p>-10.41</text:p>
          </table:table-cell>
          <table:table-cell office:value-type="float" office:value="-0.15614999999999998" table:formula="of:=0.015*[.L21]" table:style-name="ce1">
            <text:p>-0.15615</text:p>
          </table:table-cell>
          <table:table-cell office:value-type="float" office:value="0.4399999999999995" table:formula="of:=[.L21]-[.L$18]" table:style-name="ce7">
            <text:p>0.44</text:p>
          </table:table-cell>
          <table:table-cell office:value-type="float" office:value="0.2255446408141856" table:formula="of:=SQRT([.M21]^2 +[.M$18]^2)" table:style-name="ce1">
            <text:p>0.225544641</text:p>
          </table:table-cell>
          <table:table-cell table:number-columns-repeated="16369"/>
        </table:table-row>
        <table:table-row table:style-name="ro3">
          <table:table-cell table:number-columns-repeated="7" table:style-name="ce1"/>
          <table:table-cell office:value-type="string" table:style-name="ce1">
            <text:p>Mean</text:p>
          </table:table-cell>
          <table:table-cell table:number-columns-repeated="3" table:style-name="ce6"/>
          <table:table-cell table:style-name="ce1"/>
          <table:table-cell office:value-type="string" table:style-name="ce1">
            <text:p>Eco80</text:p>
          </table:table-cell>
          <table:table-cell office:value-type="float" office:value="0.68199999999999972" table:formula="of:=AVERAGE([.N5];[.N9];[.N13];[.N17];[.N21])" table:style-name="ce7">
            <text:p>0.68</text:p>
          </table:table-cell>
          <table:table-cell office:value-type="float" office:value="0.11771007221134477" table:formula="of:=(SQRT(([.O21])^2 + ([.O17])^2 + ([.O13])^2 + ([.O9])^2 + ([.O5])^2))/5" table:style-name="ce1">
            <text:p>0.117710072</text:p>
          </table:table-cell>
          <table:table-cell table:number-columns-repeated="16369"/>
        </table:table-row>
        <table:table-row table:style-name="ro2">
          <table:table-cell office:value-type="string" table:style-name="ce5">
            <text:p>2 mM free</text:p>
          </table:table-cell>
          <table:table-cell office:value-type="float" office:value="1.3" table:style-name="ce5">
            <text:p>1.3</text:p>
          </table:table-cell>
          <table:table-cell office:value-type="float" office:value="-0.2" table:style-name="ce5">
            <text:p>-0.2</text:p>
          </table:table-cell>
          <table:table-cell office:value-type="float" office:value="-0.7" table:style-name="ce5">
            <text:p>-0.7</text:p>
          </table:table-cell>
          <table:table-cell office:value-type="float" office:value="-0.01" table:style-name="ce5">
            <text:p>-0.01</text:p>
          </table:table-cell>
          <table:table-cell office:value-type="float" office:value="-8.9" table:style-name="ce5">
            <text:p>-8.9</text:p>
          </table:table-cell>
          <table:table-cell office:value-type="float" office:value="-27" table:style-name="ce5">
            <text:p>-27</text:p>
          </table:table-cell>
          <table:table-cell office:value-type="float" office:value="-0.5" table:style-name="ce5">
            <text:p>-0.5</text:p>
          </table:table-cell>
          <table:table-cell table:number-columns-repeated="4" table:style-name="ce1"/>
          <table:table-cell office:value-type="string" table:style-name="ce1">
            <text:p>NTPCM</text:p>
          </table:table-cell>
          <table:table-cell office:value-type="float" office:value="0.48039999999999983" table:formula="of:=AVERAGE([.N3];[.N7];[.N11];[.N15];[.N19])" table:style-name="ce7">
            <text:p>0.48</text:p>
          </table:table-cell>
          <table:table-cell office:value-type="float" office:value="0.1187622805271101" table:formula="of:=(SQRT(([.O19])^2 + ([.O15])^2 + ([.O11])^2 + ([.O7])^2 + ([.O3])^2))/5" table:style-name="ce1">
            <text:p>0.118762281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2" table:style-name="ce8">
            <text:p>2</text:p>
          </table:table-cell>
          <table:table-cell office:value-type="float" office:value="-0.4" table:style-name="ce8">
            <text:p>-0.4</text:p>
          </table:table-cell>
          <table:table-cell office:value-type="float" office:value="-1" table:style-name="ce8">
            <text:p>-1</text:p>
          </table:table-cell>
          <table:table-cell office:value-type="float" office:value="-0.02" table:style-name="ce8">
            <text:p>-0.02</text:p>
          </table:table-cell>
          <table:table-cell office:value-type="float" office:value="-7.6" table:style-name="ce8">
            <text:p>-7.6</text:p>
          </table:table-cell>
          <table:table-cell office:value-type="float" office:value="-23.2" table:style-name="ce8">
            <text:p>-23.2</text:p>
          </table:table-cell>
          <table:table-cell office:value-type="float" office:value="-0.4" table:style-name="ce8">
            <text:p>-0.4</text:p>
          </table:table-cell>
          <table:table-cell table:number-columns-repeated="4" table:style-name="ce1"/>
          <table:table-cell office:value-type="string" table:style-name="ce1">
            <text:p>WMCM</text:p>
          </table:table-cell>
          <table:table-cell office:value-type="float" office:value="0.18799999999999989" table:formula="of:=AVERAGE([.N4];[.N8];[.N12];[.N16];[.N20])" table:style-name="ce7">
            <text:p>0.19</text:p>
          </table:table-cell>
          <table:table-cell office:value-type="float" office:value="0.12013932162285586" table:formula="of:=(SQRT(([.O20])^2 + ([.O16])^2 + ([.O12])^2 + ([.O8])^2 + ([.O4])^2))/5" table:style-name="ce1">
            <text:p>0.120139322</text:p>
          </table:table-cell>
          <table:table-cell table:number-columns-repeated="16369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" table:style-name="ce8">
            <text:p>1</text:p>
          </table:table-cell>
          <table:table-cell office:value-type="float" office:value="-0.8" table:style-name="ce8">
            <text:p>-0.8</text:p>
          </table:table-cell>
          <table:table-cell office:value-type="float" office:value="-2" table:style-name="ce8">
            <text:p>-2</text:p>
          </table:table-cell>
          <table:table-cell office:value-type="float" office:value="-0.05" table:style-name="ce8">
            <text:p>-0.05</text:p>
          </table:table-cell>
          <table:table-cell office:value-type="float" office:value="-14" table:style-name="ce8">
            <text:p>-14</text:p>
          </table:table-cell>
          <table:table-cell office:value-type="float" office:value="-42.5" table:style-name="ce8">
            <text:p>-42.5</text:p>
          </table:table-cell>
          <table:table-cell office:value-type="float" office:value="-0.9" table:style-name="ce8">
            <text:p>-0.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.5" table:style-name="ce9">
            <text:p>1.5</text:p>
          </table:table-cell>
          <table:table-cell office:value-type="float" office:value="-0.7" table:style-name="ce9">
            <text:p>-0.7</text:p>
          </table:table-cell>
          <table:table-cell office:value-type="float" office:value="-2" table:style-name="ce9">
            <text:p>-2</text:p>
          </table:table-cell>
          <table:table-cell office:value-type="float" office:value="-0.04" table:style-name="ce9">
            <text:p>-0.04</text:p>
          </table:table-cell>
          <table:table-cell office:value-type="float" office:value="-7.6" table:style-name="ce9">
            <text:p>-7.6</text:p>
          </table:table-cell>
          <table:table-cell office:value-type="float" office:value="23.3" table:style-name="ce9">
            <text:p>23.3</text:p>
          </table:table-cell>
          <table:table-cell office:value-type="float" office:value="-0.4" table:style-name="ce9">
            <text:p>-0.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0.9" table:style-name="ce8">
            <text:p>0.9</text:p>
          </table:table-cell>
          <table:table-cell office:value-type="float" office:value="-1" table:style-name="ce8">
            <text:p>-1</text:p>
          </table:table-cell>
          <table:table-cell office:value-type="float" office:value="-3" table:style-name="ce8">
            <text:p>-3</text:p>
          </table:table-cell>
          <table:table-cell office:value-type="float" office:value="-0.04" table:style-name="ce8">
            <text:p>-0.04</text:p>
          </table:table-cell>
          <table:table-cell office:value-type="float" office:value="-14.9" table:style-name="ce8">
            <text:p>-14.9</text:p>
          </table:table-cell>
          <table:table-cell office:value-type="float" office:value="-43.2" table:style-name="ce8">
            <text:p>-43.2</text:p>
          </table:table-cell>
          <table:table-cell office:value-type="float" office:value="-0.5" table:style-name="ce8">
            <text:p>-0.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1.3" table:style-name="ce8">
            <text:p>1.3</text:p>
          </table:table-cell>
          <table:table-cell office:value-type="float" office:value="-0.5" table:style-name="ce8">
            <text:p>-0.5</text:p>
          </table:table-cell>
          <table:table-cell office:value-type="float" office:value="-1" table:style-name="ce8">
            <text:p>-1</text:p>
          </table:table-cell>
          <table:table-cell office:value-type="float" office:value="-0.02" table:style-name="ce8">
            <text:p>-0.02</text:p>
          </table:table-cell>
          <table:table-cell office:value-type="float" office:value="20.399999999999999" table:style-name="ce8">
            <text:p>20.4</text:p>
          </table:table-cell>
          <table:table-cell office:value-type="float" office:value="-63" table:style-name="ce8">
            <text:p>-63</text:p>
          </table:table-cell>
          <table:table-cell office:value-type="float" office:value="-0.8" table:style-name="ce8">
            <text:p>-0.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" table:style-name="ce8">
            <text:p>1</text:p>
          </table:table-cell>
          <table:table-cell office:value-type="float" office:value="-2" table:style-name="ce8">
            <text:p>-2</text:p>
          </table:table-cell>
          <table:table-cell office:value-type="float" office:value="-7" table:style-name="ce8">
            <text:p>-7</text:p>
          </table:table-cell>
          <table:table-cell office:value-type="float" office:value="-0.1" table:style-name="ce8">
            <text:p>-0.1</text:p>
          </table:table-cell>
          <table:table-cell office:value-type="float" office:value="-5.3" table:style-name="ce8">
            <text:p>-5.3</text:p>
          </table:table-cell>
          <table:table-cell office:value-type="float" office:value="-1.6" table:style-name="ce8">
            <text:p>-1.6</text:p>
          </table:table-cell>
          <table:table-cell office:value-type="float" office:value="-0.2" table:style-name="ce8">
            <text:p>-0.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0.9" table:style-name="ce9">
            <text:p>0.9</text:p>
          </table:table-cell>
          <table:table-cell office:value-type="float" office:value="-2" table:style-name="ce9">
            <text:p>-2</text:p>
          </table:table-cell>
          <table:table-cell office:value-type="float" office:value="-5" table:style-name="ce9">
            <text:p>-5</text:p>
          </table:table-cell>
          <table:table-cell office:value-type="float" office:value="-0.05" table:style-name="ce9">
            <text:p>-0.05</text:p>
          </table:table-cell>
          <table:table-cell office:value-type="float" office:value="-13.1" table:style-name="ce9">
            <text:p>-13.1</text:p>
          </table:table-cell>
          <table:table-cell office:value-type="float" office:value="-41.1" table:style-name="ce9">
            <text:p>-41.1</text:p>
          </table:table-cell>
          <table:table-cell office:value-type="float" office:value="-0.4" table:style-name="ce9">
            <text:p>-0.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0.9" table:style-name="ce8">
            <text:p>0.9</text:p>
          </table:table-cell>
          <table:table-cell office:value-type="float" office:value="-0.4" table:style-name="ce8">
            <text:p>-0.4</text:p>
          </table:table-cell>
          <table:table-cell office:value-type="float" office:value="-1" table:style-name="ce8">
            <text:p>-1</text:p>
          </table:table-cell>
          <table:table-cell office:value-type="float" office:value="-0.01" table:formula="of:=-(0.01)" table:style-name="ce8">
            <text:p>-0.01</text:p>
          </table:table-cell>
          <table:table-cell office:value-type="float" office:value="-8.4" table:style-name="ce8">
            <text:p>-8.4</text:p>
          </table:table-cell>
          <table:table-cell office:value-type="float" office:value="-27.1" table:style-name="ce8">
            <text:p>-27.1</text:p>
          </table:table-cell>
          <table:table-cell office:value-type="float" office:value="-0.1" table:style-name="ce8">
            <text:p>-0.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1" table:style-name="ce8">
            <text:p>1</text:p>
          </table:table-cell>
          <table:table-cell office:value-type="float" office:value="-0.2" table:style-name="ce8">
            <text:p>-0.2</text:p>
          </table:table-cell>
          <table:table-cell office:value-type="float" office:value="-0.5" table:style-name="ce8">
            <text:p>-0.5</text:p>
          </table:table-cell>
          <table:table-cell office:value-type="float" office:value="-2E-3" table:style-name="ce8">
            <text:p>-0.002</text:p>
          </table:table-cell>
          <table:table-cell office:value-type="float" office:value="-8" table:style-name="ce8">
            <text:p>-8</text:p>
          </table:table-cell>
          <table:table-cell office:value-type="float" office:value="-25.6" table:style-name="ce8">
            <text:p>-25.6</text:p>
          </table:table-cell>
          <table:table-cell office:value-type="float" office:value="0.1" table:style-name="ce8">
            <text:p>0.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0.8" table:style-name="ce8">
            <text:p>0.8</text:p>
          </table:table-cell>
          <table:table-cell office:value-type="float" office:value="-2" table:style-name="ce8">
            <text:p>-2</text:p>
          </table:table-cell>
          <table:table-cell office:value-type="float" office:value="-5" table:style-name="ce8">
            <text:p>-5</text:p>
          </table:table-cell>
          <table:table-cell office:value-type="float" office:value="-0.02" table:style-name="ce8">
            <text:p>-0.02</text:p>
          </table:table-cell>
          <table:table-cell office:value-type="float" office:value="9.3000000000000007" table:style-name="ce8">
            <text:p>9.3</text:p>
          </table:table-cell>
          <table:table-cell office:value-type="float" office:value="-29.6" table:style-name="ce8">
            <text:p>-29.6</text:p>
          </table:table-cell>
          <table:table-cell office:value-type="float" office:value="-0.1" table:style-name="ce8">
            <text:p>-0.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.2" table:style-name="ce9">
            <text:p>1.2</text:p>
          </table:table-cell>
          <table:table-cell office:value-type="float" office:value="-0.2" table:style-name="ce9">
            <text:p>-0.2</text:p>
          </table:table-cell>
          <table:table-cell office:value-type="float" office:value="-0.7" table:style-name="ce9">
            <text:p>-0.7</text:p>
          </table:table-cell>
          <table:table-cell office:value-type="float" office:value="-0.01" table:style-name="ce9">
            <text:p>-0.01</text:p>
          </table:table-cell>
          <table:table-cell office:value-type="float" office:value="-9.1999999999999993" table:style-name="ce9">
            <text:p>-9.2</text:p>
          </table:table-cell>
          <table:table-cell office:value-type="float" office:value="-29.4" table:style-name="ce9">
            <text:p>-29.4</text:p>
          </table:table-cell>
          <table:table-cell office:value-type="float" office:value="-0.2" table:style-name="ce9">
            <text:p>-0.2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-0.8" table:style-name="ce8">
            <text:p>-0.8</text:p>
          </table:table-cell>
          <table:table-cell office:value-type="float" office:value="-2" table:style-name="ce8">
            <text:p>-2</text:p>
          </table:table-cell>
          <table:table-cell office:value-type="float" office:value="-0.06" table:style-name="ce8">
            <text:p>-0.06</text:p>
          </table:table-cell>
          <table:table-cell office:value-type="float" office:value="-15.6" table:style-name="ce8">
            <text:p>-15.6</text:p>
          </table:table-cell>
          <table:table-cell office:value-type="float" office:value="-46.6" table:style-name="ce8">
            <text:p>-46.6</text:p>
          </table:table-cell>
          <table:table-cell office:value-type="float" office:value="-1.1000000000000001" table:style-name="ce8">
            <text:p>-1.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1.2" table:style-name="ce8">
            <text:p>1.2</text:p>
          </table:table-cell>
          <table:table-cell office:value-type="float" office:value="-0.6" table:style-name="ce8">
            <text:p>-0.6</text:p>
          </table:table-cell>
          <table:table-cell office:value-type="float" office:value="-2" table:style-name="ce8">
            <text:p>-2</text:p>
          </table:table-cell>
          <table:table-cell office:value-type="float" office:value="-0.05" table:style-name="ce8">
            <text:p>-0.05</text:p>
          </table:table-cell>
          <table:table-cell office:value-type="string" table:style-name="ce8">
            <text:p><text:s/>(15.1</text:p>
          </table:table-cell>
          <table:table-cell office:value-type="float" office:value="-45.2" table:style-name="ce8">
            <text:p>-45.2</text:p>
          </table:table-cell>
          <table:table-cell office:value-type="float" office:value="-1" table:style-name="ce8">
            <text:p>-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-2" table:style-name="ce8">
            <text:p>-2</text:p>
          </table:table-cell>
          <table:table-cell office:value-type="float" office:value="-7" table:style-name="ce8">
            <text:p>-7</text:p>
          </table:table-cell>
          <table:table-cell office:value-type="float" office:value="-0.2" table:style-name="ce8">
            <text:p>-0.2</text:p>
          </table:table-cell>
          <table:table-cell office:value-type="float" office:value="-12.2" table:style-name="ce8">
            <text:p>-12.2</text:p>
          </table:table-cell>
          <table:table-cell office:value-type="float" office:value="-36.4" table:style-name="ce8">
            <text:p>-36.4</text:p>
          </table:table-cell>
          <table:table-cell office:value-type="float" office:value="-0.9" table:style-name="ce8">
            <text:p>-0.9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" table:style-name="ce9">
            <text:p>1</text:p>
          </table:table-cell>
          <table:table-cell office:value-type="float" office:value="-0.8" table:style-name="ce9">
            <text:p>-0.8</text:p>
          </table:table-cell>
          <table:table-cell office:value-type="float" office:value="-3" table:style-name="ce9">
            <text:p>-3</text:p>
          </table:table-cell>
          <table:table-cell office:value-type="float" office:value="-0.1" table:style-name="ce9">
            <text:p>-0.1</text:p>
          </table:table-cell>
          <table:table-cell office:value-type="float" office:value="-11.4" table:style-name="ce9">
            <text:p>-11.4</text:p>
          </table:table-cell>
          <table:table-cell office:value-type="float" office:value="-34.200000000000003" table:style-name="ce9">
            <text:p>-34.2</text:p>
          </table:table-cell>
          <table:table-cell office:value-type="float" office:value="-0.8" table:style-name="ce9">
            <text:p>-0.8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2 mM free</text:p>
          </table:table-cell>
          <table:table-cell office:value-type="float" office:value="0.8" table:style-name="ce8">
            <text:p>0.8</text:p>
          </table:table-cell>
          <table:table-cell office:value-type="float" office:value="-0.9" table:style-name="ce8">
            <text:p>-0.9</text:p>
          </table:table-cell>
          <table:table-cell office:value-type="float" office:value="-3" table:style-name="ce8">
            <text:p>-3</text:p>
          </table:table-cell>
          <table:table-cell office:value-type="float" office:value="-0.02" table:style-name="ce8">
            <text:p>-0.02</text:p>
          </table:table-cell>
          <table:table-cell office:value-type="float" office:value="-7.3" table:style-name="ce8">
            <text:p>-7.3</text:p>
          </table:table-cell>
          <table:table-cell office:value-type="float" office:value="-23" table:style-name="ce8">
            <text:p>-23</text:p>
          </table:table-cell>
          <table:table-cell office:value-type="float" office:value="-0.1" table:style-name="ce8">
            <text:p>-0.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NTPCM</text:p>
          </table:table-cell>
          <table:table-cell office:value-type="float" office:value="0.9" table:style-name="ce8">
            <text:p>0.9</text:p>
          </table:table-cell>
          <table:table-cell office:value-type="float" office:value="-1" table:style-name="ce8">
            <text:p>-1</text:p>
          </table:table-cell>
          <table:table-cell office:value-type="float" office:value="-4" table:style-name="ce8">
            <text:p>-4</text:p>
          </table:table-cell>
          <table:table-cell office:value-type="float" office:value="-0.01" table:style-name="ce8">
            <text:p>-0.01</text:p>
          </table:table-cell>
          <table:table-cell office:value-type="float" office:value="-7.6" table:style-name="ce8">
            <text:p>-7.6</text:p>
          </table:table-cell>
          <table:table-cell office:value-type="float" office:value="-24.3" table:style-name="ce8">
            <text:p>-24.3</text:p>
          </table:table-cell>
          <table:table-cell office:value-type="float" office:value="-0.1" table:style-name="ce8">
            <text:p>-0.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WMCM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8">
            <text:p>-1</text:p>
          </table:table-cell>
          <table:table-cell office:value-type="float" office:value="-3" table:style-name="ce8">
            <text:p>-3</text:p>
          </table:table-cell>
          <table:table-cell office:value-type="float" office:value="-0.02" table:style-name="ce8">
            <text:p>-0.02</text:p>
          </table:table-cell>
          <table:table-cell office:value-type="float" office:value="-10.5" table:style-name="ce8">
            <text:p>-10.5</text:p>
          </table:table-cell>
          <table:table-cell office:value-type="float" office:value="-33.200000000000003" table:style-name="ce8">
            <text:p>-33.2</text:p>
          </table:table-cell>
          <table:table-cell office:value-type="float" office:value="-0.2" table:style-name="ce8">
            <text:p>-0.2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Ecoli80</text:p>
          </table:table-cell>
          <table:table-cell office:value-type="float" office:value="1" table:style-name="ce9">
            <text:p>1</text:p>
          </table:table-cell>
          <table:table-cell office:value-type="float" office:value="-1" table:style-name="ce9">
            <text:p>-1</text:p>
          </table:table-cell>
          <table:table-cell office:value-type="float" office:value="-3" table:style-name="ce9">
            <text:p>-3</text:p>
          </table:table-cell>
          <table:table-cell office:value-type="float" office:value="-0.01" table:style-name="ce9">
            <text:p>-0.01</text:p>
          </table:table-cell>
          <table:table-cell office:value-type="float" office:value="-4.09" table:style-name="ce9">
            <text:p>-4.09</text:p>
          </table:table-cell>
          <table:table-cell office:value-type="float" office:value="-13.1" table:style-name="ce9">
            <text:p>-13.1</text:p>
          </table:table-cell>
          <table:table-cell office:value-type="float" office:value="-0.06" table:style-name="ce9">
            <text:p>-0.06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float" office:value="0.35778175313059035" table:formula="of:=100*ABS([.C23])/ABS([.C2])" table:style-name="ce1">
            <text:p>0.357781753</text:p>
          </table:table-cell>
          <table:table-cell office:value-type="float" office:value="0.51470588235294112" table:formula="of:=100*ABS([.D23])/ABS([.D2])" table:style-name="ce1">
            <text:p>0.514705882</text:p>
          </table:table-cell>
          <table:table-cell office:value-type="float" office:value="7.2358900144717797E-2" table:formula="of:=100*ABS([.E23])/ABS([.E2])" table:style-name="ce1">
            <text:p>0.0723589</text:p>
          </table:table-cell>
          <table:table-cell office:value-type="float" office:value="15.892857142857142" table:formula="of:=100*ABS([.F23])/ABS([.F2])" table:style-name="ce1">
            <text:p>15.89285714</text:p>
          </table:table-cell>
          <table:table-cell office:value-type="float" office:value="19.867549668874172" table:formula="of:=100*ABS([.G23])/ABS([.G2])" table:style-name="ce1">
            <text:p>19.86754967</text:p>
          </table:table-cell>
          <table:table-cell office:value-type="float" office:value="3.6231884057971011" table:formula="of:=100*ABS([.H23])/ABS([.H2])" table:style-name="ce1">
            <text:p>3.623188406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float" office:value="0.76628352490421447" table:formula="of:=100*ABS([.C24])/ABS([.C3])" table:style-name="ce1">
            <text:p>0.766283525</text:p>
          </table:table-cell>
          <table:table-cell office:value-type="float" office:value="0.8" table:formula="of:=100*ABS([.D24])/ABS([.D3])" table:style-name="ce1">
            <text:p>0.8</text:p>
          </table:table-cell>
          <table:table-cell office:value-type="float" office:value="0.14914243102162564" table:formula="of:=100*ABS([.E24])/ABS([.E3])" table:style-name="ce1">
            <text:p>0.149142431</text:p>
          </table:table-cell>
          <table:table-cell office:value-type="float" office:value="14.503816793893129" table:formula="of:=100*ABS([.F24])/ABS([.F3])" table:style-name="ce1">
            <text:p>14.50381679</text:p>
          </table:table-cell>
          <table:table-cell office:value-type="float" office:value="18.471337579617835" table:formula="of:=100*ABS([.G24])/ABS([.G3])" table:style-name="ce1">
            <text:p>18.47133758</text:p>
          </table:table-cell>
          <table:table-cell office:value-type="float" office:value="2.9850746268656714" table:formula="of:=100*ABS([.H24])/ABS([.H3])" table:style-name="ce1">
            <text:p>2.985074627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float" office:value="1.3029315960912053" table:formula="of:=100*ABS([.C25])/ABS([.C4])" table:style-name="ce1">
            <text:p>1.302931596</text:p>
          </table:table-cell>
          <table:table-cell office:value-type="float" office:value="1.3157894736842106" table:formula="of:=100*ABS([.D25])/ABS([.D4])" table:style-name="ce1">
            <text:p>1.315789474</text:p>
          </table:table-cell>
          <table:table-cell office:value-type="float" office:value="0.35161744022503516" table:formula="of:=100*ABS([.E25])/ABS([.E4])" table:style-name="ce1">
            <text:p>0.35161744</text:p>
          </table:table-cell>
          <table:table-cell office:value-type="float" office:value="22.913256955810148" table:formula="of:=100*ABS([.F25])/ABS([.F4])" table:style-name="ce1">
            <text:p>22.91325696</text:p>
          </table:table-cell>
          <table:table-cell office:value-type="float" office:value="28.108465608465611" table:formula="of:=100*ABS([.G25])/ABS([.G4])" table:style-name="ce1">
            <text:p>28.10846561</text:p>
          </table:table-cell>
          <table:table-cell office:value-type="float" office:value="6.3380281690140849" table:formula="of:=100*ABS([.H25])/ABS([.H4])" table:style-name="ce1">
            <text:p>6.338028169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float" office:value="1.5730337078651686" table:formula="of:=100*ABS([.C26])/ABS([.C5])" table:style-name="ce1">
            <text:p>1.573033708</text:p>
          </table:table-cell>
          <table:table-cell office:value-type="float" office:value="1.9607843137254901" table:formula="of:=100*ABS([.D26])/ABS([.D5])" table:style-name="ce1">
            <text:p>1.960784314</text:p>
          </table:table-cell>
          <table:table-cell office:value-type="float" office:value="0.31496062992125984" table:formula="of:=100*ABS([.E26])/ABS([.E5])" table:style-name="ce1">
            <text:p>0.31496063</text:p>
          </table:table-cell>
          <table:table-cell office:value-type="float" office:value="17.117117117117118" table:formula="of:=100*ABS([.F26])/ABS([.F5])" table:style-name="ce1">
            <text:p>17.11711712</text:p>
          </table:table-cell>
          <table:table-cell office:value-type="float" office:value="22.820763956904997" table:formula="of:=100*ABS([.G26])/ABS([.G5])" table:style-name="ce1">
            <text:p>22.82076396</text:p>
          </table:table-cell>
          <table:table-cell office:value-type="float" office:value="3.1496062992125986" table:formula="of:=100*ABS([.H26])/ABS([.H5])" table:style-name="ce1">
            <text:p>3.149606299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office:value-type="float" office:value="1.8726591760299627" table:formula="of:=100*ABS([.C27])/ABS([.C6])" table:style-name="ce1">
            <text:p>1.872659176</text:p>
          </table:table-cell>
          <table:table-cell office:value-type="float" office:value="2.255639097744361" table:formula="of:=100*ABS([.D27])/ABS([.D6])" table:style-name="ce1">
            <text:p>2.255639098</text:p>
          </table:table-cell>
          <table:table-cell office:value-type="float" office:value="0.3327787021630616" table:formula="of:=100*ABS([.E27])/ABS([.E6])" table:style-name="ce1">
            <text:p>0.332778702</text:p>
          </table:table-cell>
          <table:table-cell office:value-type="float" office:value="28.489483747609945" table:formula="of:=100*ABS([.F27])/ABS([.F6])" table:style-name="ce1">
            <text:p>28.48948375</text:p>
          </table:table-cell>
          <table:table-cell office:value-type="float" office:value="33.25635103926097" table:formula="of:=100*ABS([.G27])/ABS([.G6])" table:style-name="ce1">
            <text:p>33.25635104</text:p>
          </table:table-cell>
          <table:table-cell office:value-type="float" office:value="4.166666666666667" table:formula="of:=100*ABS([.H27])/ABS([.H6])" table:style-name="ce1">
            <text:p>4.166666667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1.1655011655011656" table:formula="of:=100*ABS([.C28])/ABS([.C7])" table:style-name="ce1">
            <text:p>1.165501166</text:p>
          </table:table-cell>
          <table:table-cell office:value-type="float" office:value="0.99009900990099009" table:formula="of:=100*ABS([.D28])/ABS([.D7])" table:style-name="ce1">
            <text:p>0.99009901</text:p>
          </table:table-cell>
          <table:table-cell office:value-type="float" office:value="0.17391304347826086" table:formula="of:=100*ABS([.E28])/ABS([.E7])" table:style-name="ce1">
            <text:p>0.173913043</text:p>
          </table:table-cell>
          <table:table-cell office:value-type="float" office:value="48.113207547169807" table:formula="of:=100*ABS([.F28])/ABS([.F7])" table:style-name="ce1">
            <text:p>48.11320755</text:p>
          </table:table-cell>
          <table:table-cell office:value-type="float" office:value="63.253012048192772" table:formula="of:=100*ABS([.G28])/ABS([.G7])" table:style-name="ce1">
            <text:p>63.25301205</text:p>
          </table:table-cell>
          <table:table-cell office:value-type="float" office:value="6.9565217391304346" table:formula="of:=100*ABS([.H28])/ABS([.H7])" table:style-name="ce1">
            <text:p>6.956521739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3.7735849056603774" table:formula="of:=100*ABS([.C29])/ABS([.C8])" table:style-name="ce1">
            <text:p>3.773584906</text:p>
          </table:table-cell>
          <table:table-cell office:value-type="float" office:value="5.3030303030303028" table:formula="of:=100*ABS([.D29])/ABS([.D8])" table:style-name="ce1">
            <text:p>5.303030303</text:p>
          </table:table-cell>
          <table:table-cell office:value-type="float" office:value="0.84033613445378152" table:formula="of:=100*ABS([.E29])/ABS([.E8])" table:style-name="ce1">
            <text:p>0.840336134</text:p>
          </table:table-cell>
          <table:table-cell office:value-type="float" office:value="10.271317829457365" table:formula="of:=100*ABS([.F29])/ABS([.F8])" table:style-name="ce1">
            <text:p>10.27131783</text:p>
          </table:table-cell>
          <table:table-cell office:value-type="float" office:value="1.25" table:formula="of:=100*ABS([.G29])/ABS([.G8])" table:style-name="ce1">
            <text:p>1.25</text:p>
          </table:table-cell>
          <table:table-cell office:value-type="float" office:value="1.680672268907563" table:formula="of:=100*ABS([.H29])/ABS([.H8])" table:style-name="ce1">
            <text:p>1.680672269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3.5087719298245612" table:formula="of:=100*ABS([.C30])/ABS([.C9])" table:style-name="ce1">
            <text:p>3.50877193</text:p>
          </table:table-cell>
          <table:table-cell office:value-type="float" office:value="3.4246575342465753" table:formula="of:=100*ABS([.D30])/ABS([.D9])" table:style-name="ce1">
            <text:p>3.424657534</text:p>
          </table:table-cell>
          <table:table-cell office:value-type="float" office:value="0.43936731107205623" table:formula="of:=100*ABS([.E30])/ABS([.E9])" table:style-name="ce1">
            <text:p>0.439367311</text:p>
          </table:table-cell>
          <table:table-cell office:value-type="float" office:value="24.25925925925926" table:formula="of:=100*ABS([.F30])/ABS([.F9])" table:style-name="ce1">
            <text:p>24.25925926</text:p>
          </table:table-cell>
          <table:table-cell office:value-type="float" office:value="29.847494553376908" table:formula="of:=100*ABS([.G30])/ABS([.G9])" table:style-name="ce1">
            <text:p>29.84749455</text:p>
          </table:table-cell>
          <table:table-cell office:value-type="float" office:value="3.5398230088495573" table:formula="of:=100*ABS([.H30])/ABS([.H9])" table:style-name="ce1">
            <text:p>3.539823009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0.74766355140186913" table:formula="of:=100*ABS([.C31])/ABS([.C10])" table:style-name="ce1">
            <text:p>0.747663551</text:p>
          </table:table-cell>
          <table:table-cell office:value-type="float" office:value="0.72992700729927007" table:formula="of:=100*ABS([.D31])/ABS([.D10])" table:style-name="ce1">
            <text:p>0.729927007</text:p>
          </table:table-cell>
          <table:table-cell office:value-type="float" office:value="9.2936802973977703E-2" table:formula="of:=100*ABS([.E31])/ABS([.E10])" table:style-name="ce1">
            <text:p>0.092936803</text:p>
          </table:table-cell>
          <table:table-cell office:value-type="float" office:value="15.789473684210526" table:formula="of:=100*ABS([.F31])/ABS([.F10])" table:style-name="ce1">
            <text:p>15.78947368</text:p>
          </table:table-cell>
          <table:table-cell office:value-type="float" office:value="19.824433065106074" table:formula="of:=100*ABS([.G31])/ABS([.G10])" table:style-name="ce1">
            <text:p>19.82443307</text:p>
          </table:table-cell>
          <table:table-cell office:value-type="float" office:value="0.92592592592592582" table:formula="of:=100*ABS([.H31])/ABS([.H10])" table:style-name="ce1">
            <text:p>0.925925926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0.44444444444444442" table:formula="of:=100*ABS([.C32])/ABS([.C11])" table:style-name="ce1">
            <text:p>0.444444444</text:p>
          </table:table-cell>
          <table:table-cell office:value-type="float" office:value="0.44444444444444442" table:formula="of:=100*ABS([.D32])/ABS([.D11])" table:style-name="ce1">
            <text:p>0.444444444</text:p>
          </table:table-cell>
          <table:table-cell office:value-type="float" office:value="1.9688915140775747E-2" table:formula="of:=100*ABS([.E32])/ABS([.E11])" table:style-name="ce1">
            <text:p>0.019688915</text:p>
          </table:table-cell>
          <table:table-cell office:value-type="float" office:value="17.777777777777779" table:formula="of:=100*ABS([.F32])/ABS([.F11])" table:style-name="ce1">
            <text:p>17.77777778</text:p>
          </table:table-cell>
          <table:table-cell office:value-type="float" office:value="22.816399286987522" table:formula="of:=100*ABS([.G32])/ABS([.G11])" table:style-name="ce1">
            <text:p>22.81639929</text:p>
          </table:table-cell>
          <table:table-cell office:value-type="float" office:value="0.98039215686274517" table:formula="of:=100*ABS([.H32])/ABS([.H11])" table:style-name="ce1">
            <text:p>0.980392157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4.6511627906976747" table:formula="of:=100*ABS([.C33])/ABS([.C12])" table:style-name="ce1">
            <text:p>4.651162791</text:p>
          </table:table-cell>
          <table:table-cell office:value-type="float" office:value="4.6728971962616823" table:formula="of:=100*ABS([.D33])/ABS([.D12])" table:style-name="ce1">
            <text:p>4.672897196</text:p>
          </table:table-cell>
          <table:table-cell office:value-type="float" office:value="0.2012072434607646" table:formula="of:=100*ABS([.E33])/ABS([.E12])" table:style-name="ce1">
            <text:p>0.201207243</text:p>
          </table:table-cell>
          <table:table-cell office:value-type="float" office:value="22.962962962962965" table:formula="of:=100*ABS([.F33])/ABS([.F12])" table:style-name="ce1">
            <text:p>22.96296296</text:p>
          </table:table-cell>
          <table:table-cell office:value-type="float" office:value="30.081300813008127" table:formula="of:=100*ABS([.G33])/ABS([.G12])" table:style-name="ce1">
            <text:p>30.08130081</text:p>
          </table:table-cell>
          <table:table-cell office:value-type="float" office:value="1.0101010101010102" table:formula="of:=100*ABS([.H33])/ABS([.H12])" table:style-name="ce1">
            <text:p>1.01010101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0.48426150121065381" table:formula="of:=100*ABS([.C34])/ABS([.C13])" table:style-name="ce1">
            <text:p>0.484261501</text:p>
          </table:table-cell>
          <table:table-cell office:value-type="float" office:value="0.69721115537848599" table:formula="of:=100*ABS([.D34])/ABS([.D13])" table:style-name="ce1">
            <text:p>0.697211155</text:p>
          </table:table-cell>
          <table:table-cell office:value-type="float" office:value="9.852216748768472E-2" table:formula="of:=100*ABS([.E34])/ABS([.E13])" table:style-name="ce1">
            <text:p>0.098522167</text:p>
          </table:table-cell>
          <table:table-cell office:value-type="float" office:value="22.330097087378636" table:formula="of:=100*ABS([.F34])/ABS([.F13])" table:style-name="ce1">
            <text:p>22.33009709</text:p>
          </table:table-cell>
          <table:table-cell office:value-type="float" office:value="29.31206380857428" table:formula="of:=100*ABS([.G34])/ABS([.G13])" table:style-name="ce1">
            <text:p>29.31206381</text:p>
          </table:table-cell>
          <table:table-cell office:value-type="float" office:value="1.9607843137254903" table:formula="of:=100*ABS([.H34])/ABS([.H13])" table:style-name="ce1">
            <text:p>1.960784314</text:p>
          </table:table-cell>
          <table:table-cell table:number-columns-repeated="16376"/>
        </table:table-row>
        <table:table-row table:style-name="ro3">
          <table:table-cell/>
          <table:table-cell table:style-name="ce1"/>
          <table:table-cell office:value-type="float" office:value="1.1251758087201127" table:formula="of:=100*ABS([.C35])/ABS([.C14])" table:style-name="ce1">
            <text:p>1.125175809</text:p>
          </table:table-cell>
          <table:table-cell office:value-type="float" office:value="1.1173184357541899" table:formula="of:=100*ABS([.D35])/ABS([.D14])" table:style-name="ce1">
            <text:p>1.117318436</text:p>
          </table:table-cell>
          <table:table-cell office:value-type="float" office:value="0.38461538461538464" table:formula="of:=100*ABS([.E35])/ABS([.E14])" table:style-name="ce1">
            <text:p>0.384615385</text:p>
          </table:table-cell>
          <table:table-cell office:value-type="float" office:value="21.879382889200564" table:formula="of:=100*ABS([.F35])/ABS([.F14])" table:style-name="ce1">
            <text:p>21.87938289</text:p>
          </table:table-cell>
          <table:table-cell office:value-type="float" office:value="25.946547884187083" table:formula="of:=100*ABS([.G35])/ABS([.G14])" table:style-name="ce1">
            <text:p>25.94654788</text:p>
          </table:table-cell>
          <table:table-cell office:value-type="float" office:value="7.051282051282052" table:formula="of:=100*ABS([.H35])/ABS([.H14])" table:style-name="ce1">
            <text:p>7.05128205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Mean</text:p>
          </table:table-cell>
          <table:table-cell office:value-type="float" office:value="1.6748658350370769" table:formula="of:=AVERAGE([.C44:.C56])" table:style-name="ce1">
            <text:p>1.674865835</text:p>
          </table:table-cell>
          <table:table-cell office:value-type="float" office:value="1.8635772195248417" table:formula="of:=AVERAGE([.D44:.D56])" table:style-name="ce1">
            <text:p>1.86357722</text:p>
          </table:table-cell>
          <table:table-cell office:value-type="float" office:value="0.26703423893526046" table:formula="of:=AVERAGE([.E44:.E56])" table:style-name="ce1">
            <text:p>0.267034239</text:p>
          </table:table-cell>
          <table:table-cell office:value-type="float" office:value="21.715385445746488" table:formula="of:=AVERAGE([.F44:.F56])" table:style-name="ce1">
            <text:p>21.71538545</text:p>
          </table:table-cell>
          <table:table-cell office:value-type="float" office:value="26.527363024042799" table:formula="of:=AVERAGE([.G44:.G56])" table:style-name="ce1">
            <text:p>26.52736302</text:p>
          </table:table-cell>
          <table:table-cell office:value-type="float" office:value="3.412928203256993" table:formula="of:=AVERAGE([.H44:.H56])" table:style-name="ce1">
            <text:p>3.412928203</text:p>
          </table:table-cell>
          <table:table-cell table:number-columns-repeated="16376"/>
        </table:table-row>
        <table:table-row table:number-rows-repeated="104851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Jacob Sieg</dc:creator>
    <meta:creation-date>2022-05-27T14:25:44Z</meta:creation-date>
    <dc:date>2022-08-15T14:38:18Z</dc:date>
    <meta:editing-cycles>3</meta:editing-cycles>
    <meta:editing-duration>PT2563S</meta:editing-duration>
  </office:meta>
</office:document-meta>
</file>